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eorge Washington leaves office with the dire warning of the dangers of party politics. There were the federalists and the democrats/republicans. The Federalists were lead by John Adams. One of the most popular Federalists, Alexander Hamilton, could never run for office. The Democratic Republicans were lead by Thomas Jefferson. Federalist Hamilton strongly backed another Federalist candidate, Pinckney, and cost Jefferson the presidency. The election took place in 1796, with Jefferson as the vice president.</text:p>
      <text:p text:style-name="Standard">France wanted to see the Democratic Republicans win. The French began to … American ships on the high seas, this became known as the Quasi-War. In 1800, the United States capital was moved from Philadelphia to a small village called Washington D.C.</text:p>
      <text:p text:style-name="Standard">Since John Adams and Alexander Hamilton had such different views, it split up the Federalists into 2 camps. Aaron Burr and Thomas Jefferson both end up with the same amount of votes for the electoral college, they tied for first place. This means that the House of Representatives has to decide who is going to be the president. After many ballots failed, Alexander Hamilton convinces some Federalists that Jefferson is less of a danger than Burr, so they vote for Jefferson. After the 36<text:span text:style-name="T1">th</text:span> ballot, Jefferson becomes president. The Democratic Republicans are finally in office. Jefferson wanted the farmer to be as important as the industrialist. He believed that Americas farms could feed Europe, and bring us their goods in return. He believed that overpopulation and urbanization were the roots of all evil. He believed in the separation of church and state. He also believed that America had to prove that it was up to the task of defending its rights to free-trade and free-navigation. The French and the Spanish threatened our free-trade. Pirates threatened our free-navigation. The United States had been paying “protection money”, that by … amounted to 1/5 of our national budget, to the Barbary pirates. The Barbary pirates had access to the Mediterranean sea. In 1801, president Jefferson sent the navy to deal with these pirates, and they failed miserably. The pirates captured at the time, the best warships. The united states marines go in to try to free the captives, they fail, too. They paid $16,000 for the release of the captives. Other things that happened during the Jefferson days was the Louisiana purchas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1-08T09:53:19.04</meta:creation-date>
    <meta:generator>OpenOffice/4.1.3$Win32 OpenOffice.org_project/413m1$Build-9783</meta:generator>
    <dc:date>2017-11-08T10:42:29.67</dc:date>
    <dc:creator>Timothy Cayer</dc:creator>
    <meta:editing-duration>PT49M4S</meta:editing-duration>
    <meta:editing-cycles>15</meta:editing-cycles>
    <meta:document-statistic meta:table-count="0" meta:image-count="0" meta:object-count="0" meta:page-count="1" meta:paragraph-count="3" meta:word-count="385" meta:character-count="2388"/>
  </office:meta>
</office:document-meta>
</file>